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4a7c" officeooo:paragraph-rsid="00004a7c" style:language-asian="zh" style:country-asian="CN"/>
    </style:style>
    <style:style style:name="P2" style:family="paragraph" style:parent-style-name="Standard">
      <style:text-properties fo:font-size="16pt" fo:font-weight="bold" officeooo:rsid="0001e744" officeooo:paragraph-rsid="0001e744" style:font-size-asian="16pt" style:language-asian="zh" style:country-asian="CN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01e744" officeooo:paragraph-rsid="0001e744" style:font-size-asian="16pt" style:language-asian="zh" style:country-asian="CN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38517" officeooo:paragraph-rsid="00038517" style:font-size-asian="16pt" style:language-asian="zh" style:country-asian="CN" style:font-weight-asian="normal" style:font-size-complex="16pt" style:font-weight-complex="normal"/>
    </style:style>
    <style:style style:name="P5" style:family="paragraph" style:parent-style-name="Standard">
      <style:text-properties fo:color="#ff0000" fo:font-size="16pt" fo:font-weight="bold" officeooo:rsid="00004a7c" officeooo:paragraph-rsid="00004a7c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Standard">
      <style:text-properties fo:color="#ff0000" fo:font-size="16pt" fo:font-weight="bold" officeooo:rsid="0001e744" officeooo:paragraph-rsid="0001e744" style:font-size-asian="16pt" style:language-asian="zh" style:country-asian="CN" style:font-weight-asian="bold" style:font-size-complex="16pt" style:font-weight-complex="bold"/>
    </style:style>
    <style:style style:name="P7" style:family="paragraph" style:parent-style-name="Standard">
      <style:text-properties fo:color="#ff0000" fo:font-size="16pt" fo:font-weight="bold" officeooo:rsid="00038517" officeooo:paragraph-rsid="00038517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0bd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1e744"/>
    </style:style>
    <style:style style:name="T5" style:family="text">
      <style:text-properties officeooo:rsid="00050b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ashM<text:span text:style-name="T5">a</text:span>p的特点:</text:p>
      <text:p text:style-name="P1">1,Hash<text:tab/>M<text:span text:style-name="T5">a</text:span>p是M<text:span text:style-name="T5">a</text:span>p的实现类</text:p>
      <text:p text:style-name="P1">2,允许多个null值和一个null键</text:p>
      <text:p text:style-name="P1">3,HashM<text:span text:style-name="T5">a</text:span>p中的元素没有顺序（跟添加的顺序无关）</text:p>
      <text:p text:style-name="P1">4,HashM<text:span text:style-name="T5">a</text:span>p不是线程安全的</text:p>
      <text:p text:style-name="P1">/<text:span text:style-name="T1">/可把M</text:span><text:span text:style-name="T2">a</text:span><text:span text:style-name="T1">p变成线程同步的</text:span></text:p>
      <text:p text:style-name="P1"><text:tab/><text:tab/>m =Collections.synchronizedMap(m);</text:p>
      <text:p text:style-name="P5">TreeM<text:span text:style-name="T5">a</text:span>p<text:span text:style-name="T4">的特点</text:span></text:p>
      <text:p text:style-name="P2">1，也不是线程安全的</text:p>
      <text:p text:style-name="P2">2，可以按照key来作排序</text:p>
      <text:p text:style-name="P2">3，key不能是null；</text:p>
      <text:p text:style-name="P2">4，key不能重复</text:p>
      <text:p text:style-name="P2">5，值可以有多个null</text:p>
      <text:p text:style-name="P2">//TreeM<text:span text:style-name="T5">a</text:span>p有排序功能,按key键的大小来排</text:p>
      <text:p text:style-name="P2"><text:tab/><text:tab/><text:span text:style-name="T3">Map&lt;String,Person&gt; m=new TreeMap&lt;String,Person&gt;();</text:span></text:p>
      <text:p text:style-name="P3"><text:tab/><text:tab/>m.put("c",new Person(1,"张三",23));</text:p>
      <text:p text:style-name="P3"><text:tab/><text:tab/>m.put("b", new Person(2,"李四",24));</text:p>
      <text:p text:style-name="P3"><text:tab/><text:tab/>m.put("a", new Person(3,"王五",25));</text:p>
      <text:p text:style-name="P3"><text:tab/><text:tab/>System.out.println(m);</text:p>
      <text:p text:style-name="P3"><text:tab/><text:tab/></text:p>
      <text:p text:style-name="P2"><text:tab/><text:tab/>//倒置key 和泛型 需要在对象中重写compareTo进行比较排序</text:p>
      <text:p text:style-name="P2"><text:tab/><text:tab/><text:span text:style-name="T3">Map&lt;Person,String&gt; m1=new TreeMap&lt;Person,String&gt;();</text:span></text:p>
      <text:p text:style-name="P3"><text:tab/><text:tab/>m1.put(new Person(1,"张三",23),"a");</text:p>
      <text:p text:style-name="P3"><text:tab/><text:tab/>m1.put(new Person(2,"李四",24),"c");</text:p>
      <text:p text:style-name="P3"><text:tab/><text:tab/>m1.put(new Person(3,"王五",25),"b");</text:p>
      <text:p text:style-name="P3"><text:tab/><text:tab/>System.out.println(m1);</text:p>
      <text:p text:style-name="P3"><text:tab/>}</text:p>
      <text:p text:style-name="P6">Hashtable的特点：</text:p>
      <text:p text:style-name="P3">1，Hashtable是M<text:span text:style-name="T5">a</text:span>p的实现类</text:p>
      <text:p text:style-name="P3">2，不允许任何null值和null键</text:p>
      <text:p text:style-name="P3">3，Hashtable中的元素没有顺序（跟添加顺序无关）</text:p>
      <text:p text:style-name="P3">4，Hashtable是线程安全的</text:p>
      <text:p text:style-name="P7"><text:s/>HashMap和Hashtable的区别</text:p>
      <text:p text:style-name="P4"><text:tab/> <text:s/>1，都是键值对集合</text:p>
      <text:p text:style-name="P4"><text:tab/> <text:s/>2，HashMap允许有一个空键和多个空值，Hashtable不允许空值和空键</text:p>
      <text:p text:style-name="P4"><text:tab/> <text:s/>3，HashMap不是线程安全的，Hashtable是线程安全的</text:p>
      <text:p text:style-name="P4">LinkedHashMap的特点：</text:p>
      <text:p text:style-name="P7">1，LinkedHashMap是Mep的实现类</text:p>
      <text:p text:style-name="P4">2,允许有多个null和一个null键</text:p>
      <text:p text:style-name="P4"><text:soft-page-break/>3，LinkedHashMap有顺序（添加的顺序）</text:p>
      <text:p text:style-name="P4">4，LinkedHashMap不是线程安全的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4S</meta:editing-duration>
    <meta:editing-cycles>4</meta:editing-cycles>
    <meta:generator>LibreOffice/5.3.0.3$Windows_X86_64 LibreOffice_project/7074905676c47b82bbcfbea1aeefc84afe1c50e1</meta:generator>
    <dc:date>2018-07-16T12:28:18.297000000</dc:date>
    <meta:document-statistic meta:table-count="0" meta:image-count="0" meta:object-count="0" meta:page-count="2" meta:paragraph-count="41" meta:word-count="354" meta:character-count="954" meta:non-whitespace-character-count="901"/>
    <meta:user-defined meta:name="Info 1"/>
    <meta:user-defined meta:name="Info 2"/>
    <meta:user-defined meta:name="Info 3"/>
    <meta:user-defined meta:name="Info 4"/>
  </office:meta>
</office:document-meta>
</file>